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Header">
      <style:text-properties officeooo:rsid="0001b69b" officeooo:paragraph-rsid="0001b69b"/>
    </style:style>
    <style:style style:name="P2" style:family="paragraph" style:parent-style-name="Standard">
      <style:text-properties officeooo:rsid="0001b69b" officeooo:paragraph-rsid="0001b69b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1b69b" officeooo:paragraph-rsid="0001b69b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01b69b"/>
    </style:style>
    <style:style style:name="P5" style:family="paragraph" style:parent-style-name="Text_20_body">
      <style:paragraph-properties fo:margin-top="0cm" fo:margin-bottom="0cm" style:contextual-spacing="false" style:line-height-at-least="0.635cm" fo:orphans="1"/>
      <style:text-properties fo:font-size="12pt" fo:language="pt" fo:country="PT" loext:padding="0cm" loext:border="non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style:contextual-spacing="false" style:line-height-at-least="0.635cm" fo:orphans="1" fo:text-indent="0cm" style:auto-text-indent="false" fo:background-color="transparent"/>
      <style:text-properties fo:font-size="12pt" fo:language="pt" fo:country="PT" officeooo:rsid="0001b69b" officeooo:paragraph-rsid="0001b69b" loext:padding="0cm" loext:border="none"/>
    </style:style>
    <style:style style:name="P7" style:family="paragraph" style:parent-style-name="Text_20_body">
      <style:paragraph-properties fo:margin-top="0cm" fo:margin-bottom="0cm" style:contextual-spacing="false" fo:orphans="1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below" style:vertical-rel="char" style:horizontal-pos="from-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TEXTO 1</text:p>
      <text:p text:style-name="P3"/>
      <text:p text:style-name="P3"/>
      <text:p text:style-name="P6">Compartilhe: Aprenda a editar arquivos com o editor de texto <text:span text:style-name="T1">Vim</text:span> do Linux para tornar o processo de edição de arquivos mais prático! VIM é um dos editores de texto do Linux, com ele você pode editar arquivos e dominar suas funcionalidades vai elevar seu conhecimento e agilidade em Linu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TEXTO 2</text:p>
      <text:p text:style-name="P3"/>
      <text:p text:style-name="P3"/>
      <text:p text:style-name="P3"/>
      <text:p text:style-name="Standard"><draw:frame draw:style-name="fr1" draw:name="exacc_lhDPY9z-AoWE5OUPuu-t0AM_6" text:anchor-type="char" svg:x="0cm" svg:width="17.251cm" draw:z-index="0"><draw:text-box fo:min-height="0.041cm"><text:section text:style-name="Sect1" text:name="_lhDPY9z-AoWE5OUPuu-t0AM_8"><text:p text:style-name="P7"/><text:section text:style-name="Sect1" text:name="lhDPY9z-AoWE5OUPuu-t0AM__3"><text:p text:style-name="P5"><text:span text:style-name="T1">É possível instalar</text:span>, apenas é necessário ter os arquivos de instalação de um office e <text:span text:style-name="T1">instalar</text:span> o wine no <text:span text:style-name="T1">Linux</text:span>. Se tiver apenas um computador com <text:span text:style-name="T1">Linux</text:span> e necessita ferramentas mais completas do office, faça o teste com wine.</text:p></text:section></text:section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b69b" officeooo:paragraph-rsid="0001b6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50:09.694000000</meta:creation-date>
    <dc:date>2023-01-23T21:15:34.277000000</dc:date>
    <meta:editing-duration>PT14M25S</meta:editing-duration>
    <meta:editing-cycles>1</meta:editing-cycles>
    <meta:document-statistic meta:table-count="0" meta:image-count="0" meta:object-count="0" meta:page-count="2" meta:paragraph-count="4" meta:word-count="93" meta:character-count="525" meta:non-whitespace-character-count="436"/>
    <meta:generator>LibreOffice/7.3.5.2$Windows_X86_64 LibreOffice_project/184fe81b8c8c30d8b5082578aee2fed2ea847c01</meta:generator>
  </office:meta>
</office:document-meta>
</file>